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Mangal1" svg:font-family="Mangal"/>
    <style:font-face style:name="Museo Sans 500" svg:font-family="'Museo Sans 500'"/>
    <style:font-face style:name="Open Sans" svg:font-family="'Open Sans', sans-serif"/>
    <style:font-face style:name="Roboto" svg:font-family="Roboto, Arial, Helvetica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rsid="0003b2d9" officeooo:paragraph-rsid="0003b2d9"/>
    </style:style>
    <style:style style:name="P3" style:family="paragraph" style:parent-style-name="Standard">
      <style:text-properties style:font-name="Arial1" officeooo:rsid="000436a4" officeooo:paragraph-rsid="000436a4"/>
    </style:style>
    <style:style style:name="P4" style:family="paragraph" style:parent-style-name="Standard">
      <style:text-properties style:font-name="Arial1" officeooo:rsid="000436a4" officeooo:paragraph-rsid="000412dc"/>
    </style:style>
    <style:style style:name="P5" style:family="paragraph" style:parent-style-name="Standard">
      <style:text-properties style:font-name="Arial1" officeooo:rsid="00059b8a" officeooo:paragraph-rsid="00059b8a"/>
    </style:style>
    <style:style style:name="P6" style:family="paragraph" style:parent-style-name="Standard">
      <style:text-properties officeooo:paragraph-rsid="0003b2d9"/>
    </style:style>
    <style:style style:name="P7" style:family="paragraph" style:parent-style-name="Standard">
      <style:text-properties officeooo:rsid="000412dc" officeooo:paragraph-rsid="000412dc"/>
    </style:style>
    <style:style style:name="P8" style:family="paragraph" style:parent-style-name="Standard">
      <style:text-properties officeooo:paragraph-rsid="000412dc"/>
    </style:style>
    <style:style style:name="P9" style:family="paragraph" style:parent-style-name="Standard">
      <style:text-properties officeooo:paragraph-rsid="00059b8a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2pt" fo:language="es" fo:country="ES" style:font-size-asian="12pt" style:font-size-complex="12pt"/>
    </style:style>
    <style:style style:name="T4" style:family="text">
      <style:text-properties style:font-name="Arial1" fo:font-size="12pt" fo:language="es" fo:country="AR" style:font-size-asian="12pt" style:font-size-complex="12pt"/>
    </style:style>
    <style:style style:name="T5" style:family="text">
      <style:text-properties style:font-name="Arial1" officeooo:rsid="0003b2d9"/>
    </style:style>
    <style:style style:name="T6" style:family="text">
      <style:text-properties style:font-name="Arial1" officeooo:rsid="000412dc"/>
    </style:style>
    <style:style style:name="T7" style:family="text">
      <style:text-properties style:font-name="Arial1" officeooo:rsid="00059b8a"/>
    </style:style>
    <style:style style:name="T8" style:family="text">
      <style:text-properties officeooo:rsid="00059b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La </text:span><text:span text:style-name="Strong_20_Emphasis"><text:span text:style-name="T4">Asociación</text:span></text:span><text:span text:style-name="Strong_20_Emphasis"><text:span text:style-name="T2"> </text:span></text:span><text:span text:style-name="Strong_20_Emphasis"><text:span text:style-name="T4">Nacional</text:span></text:span><text:span text:style-name="Strong_20_Emphasis"><text:span text:style-name="T2"> </text:span></text:span><text:span text:style-name="Strong_20_Emphasis"><text:span text:style-name="T3">de</text:span></text:span><text:span text:style-name="Strong_20_Emphasis"><text:span text:style-name="T2"> </text:span></text:span><text:span text:style-name="Strong_20_Emphasis"><text:span text:style-name="T4">Centros</text:span></text:span><text:span text:style-name="Strong_20_Emphasis"><text:span text:style-name="T2"> </text:span></text:span><text:span text:style-name="Strong_20_Emphasis"><text:span text:style-name="T4">Europeos</text:span></text:span><text:span text:style-name="Strong_20_Emphasis"><text:span text:style-name="T2"> </text:span></text:span><text:span text:style-name="Strong_20_Emphasis"><text:span text:style-name="T3">de</text:span></text:span><text:span text:style-name="Strong_20_Emphasis"><text:span text:style-name="T2"> Empresas e Innovación </text:span></text:span><text:span text:style-name="T2">es un modelo aglutinador de intereses, métodos de trabajo y para la interconexión de nodos de innovación y emprendimiento. Los 35 miembros, CEEIs o BICs, localizados en diferentes regiones, han sido promovidos en virtud de la apuesta de agentes locales públicos y/o privados en un recurso clave en la estrategia de promoción de la innovación en los respectivos territorios.</text:span></text:p>
      <text:p text:style-name="Text_20_body"><text:span text:style-name="T2">Esta red se integra en la </text:span><text:span text:style-name="Strong_20_Emphasis"><text:span text:style-name="T2">red European Business and Innovation Centre Network – EBN </text:span></text:span><text:span text:style-name="T2">conformada por más de 150 BICs certificados y 100 organizaciones que dan apoyo para el crecimiento y desarrollo de emprendedores innovadores, start-ups y PYMEs.</text:span></text:p>
      <text:p text:style-name="P2">ANCES ofrece varias ayudas:</text:p>
      <text:p text:style-name="P2"/>
      <text:p text:style-name="P6"><text:span text:style-name="T5">ANCEST Investmen: </text:span><text:span text:style-name="T1">Este servicio nace como respuesta a las necesidades de inversión <text:tab/>por parte de las empresas innovadoras y del rápido proceso de crecimiento de <text:tab/>agentes inversores especializados y conocedores del potencial de estas empresas <text:tab/>para satisfacer sus necesidades de rentabilidad a medio y largo plazo. </text:span></text:p>
      <text:p text:style-name="P6"><text:span text:style-name="T1"><text:tab/></text:span></text:p>
      <text:p text:style-name="P6"><text:span text:style-name="T1"><text:tab/></text:span><text:span text:style-name="T6">Es una red formada por ANCES junto con los principales agentes del ecosistema</text:span></text:p>
      <text:p text:style-name="P6"><text:span text:style-name="T6"><text:tab/>inversor para </text:span><text:span text:style-name="T1">incrementar las opciones de capital privado dirigido a proyectos o <text:tab/>empresas con alto potencial innovador y de crecimiento</text:span><text:span text:style-name="T6">.</text:span></text:p>
      <text:p text:style-name="P7"><text:span text:style-name="T6"/></text:p>
      <text:p text:style-name="P8"><text:span text:style-name="T6">EBN Spain: </text:span><text:span text:style-name="T1">surge de la unión de dos redes especializadas en la innovación. Gracias a <text:tab/>este acuerdo, los miembros asociados a ambas redes se beneficiarán de una oferta <text:tab/>más amplia. </text:span></text:p>
      <text:p text:style-name="P8"><text:span text:style-name="T6"/></text:p>
      <text:p text:style-name="P8"><text:span text:style-name="T6">INNOVACIÓN ABIERTA: E</text:span><text:span text:style-name="T1">l Programa de Innovación Abierta promovido por ANCES <text:tab/>establece acuerdos de colaboración con grandes empresas tractoras para <text:tab/><text:tab/>organizar una actividad continuada de transferencia, en ambos sentidos, entre las <text:tab/>necesidades de innovación de las empresas y las iniciativas, proyectos <text:tab/>innovadores, emprendedores o start-up tutelados por ANCES. </text:span></text:p>
      <text:p text:style-name="P8"><text:span text:style-name="T1"><text:tab/></text:span></text:p>
      <text:p text:style-name="P8"><text:span text:style-name="T1"><text:tab/></text:span><text:span text:style-name="T6">El apoyo ofrecido a las empresas se compone de dos actividades relacionadas</text:span></text:p>
      <text:p text:style-name="P8"><text:span text:style-name="T6"><text:tab/>entre si:</text:span></text:p>
      <text:p text:style-name="P8"><text:span text:style-name="T6"><text:tab/></text:span></text:p>
      <text:p text:style-name="P8"><text:span text:style-name="T6"><text:tab/>-Identificar ideas y proyectos de interés para la empresa</text:span></text:p>
      <text:p text:style-name="P8"><text:span text:style-name="T6"><text:tab/>-Presentar a las empresas ideas y proyectos innovadores genereados en la red</text:span></text:p>
      <text:p text:style-name="P8"><text:span text:style-name="T6"><text:tab/><text:tab/>de centros de ANCES.</text:span></text:p>
      <text:p text:style-name="P8"><text:span text:style-name="T6"/></text:p>
      <text:p text:style-name="P7"><text:span text:style-name="T1">ACCESO A DOCUMENTOS DE MANERA SENCILLA: ANCES pone a tu disposición <text:tab/>varios documentos legales y contratos para emprendedores, de manera fácil</text:span></text:p>
      <text:p text:style-name="P7"><text:span text:style-name="T1"><text:tab/>y sencilla estos serán generados.</text:span></text:p>
      <text:p text:style-name="P4"/>
      <text:p text:style-name="P4"/>
      <text:p text:style-name="P1">La Cámara de Comercio de España es una corporación de derecho público cuya finalidad es la representación, promoción y defensa de los intereses generales de las empresas españolas. Además, representa y coordina a las Cámaras de Comercio territoriales. </text:p>
      <text:p text:style-name="P1"/>
      <text:p text:style-name="P3">Ofrece numerosas ayudas, por ejemplo:</text:p>
      <text:p text:style-name="P3"><text:tab/></text:p>
      <text:p text:style-name="P3"><text:tab/>-Programa de apoyo a la competitividad del comercio minorista en España.</text:p>
      <text:p text:style-name="P3"><text:soft-page-break/><text:tab/>-TICCÁMARAS: cómo mejorar tu negocio a través de las nuevas tecnologías.</text:p>
      <text:p text:style-name="P3"><text:tab/>-INDUSTRIA 4.0: soluciones tecnológicas para tu negocio.</text:p>
      <text:p text:style-name="P3"><text:tab/>-CIBERSEGURIDAD: acabar con los problemas de seguridad en tu negocio online.</text:p>
      <text:p text:style-name="P3"><text:tab/>-Programa de competitivad turística.</text:p>
      <text:p text:style-name="P3"><text:tab/>-GREENINMED: Proyecto europeo que fomenta el uso de nuevas tecnologías en </text:p>
      <text:p text:style-name="P3"><text:tab/><text:tab/>agua y energía para la industria hotelera en el Mediterráneo</text:p>
      <text:p text:style-name="P3"><text:tab/>-<text:span text:style-name="T8">Programa Internacional de Promoión (PIP): conviertete en una empresa </text:span></text:p>
      <text:p text:style-name="P3"><text:tab/><text:tab/><text:span text:style-name="T8">exportadora.</text:span></text:p>
      <text:p text:style-name="P3"><text:tab/>-<text:span text:style-name="T8">Programa Integral de Cualificación y Empleo: ayuda para incorporarte al mercado</text:span></text:p>
      <text:p text:style-name="P3"><text:tab/><text:tab/><text:span text:style-name="T8">laboral.</text:span></text:p>
      <text:p text:style-name="P3"><text:tab/>-<text:span text:style-name="T8">Programa +45: ayuda para personas con más de 45 años.</text:span></text:p>
      <text:p text:style-name="P3"/>
      <text:p text:style-name="P3"/>
      <text:p text:style-name="P3"/>
      <text:p text:style-name="P5">Otras entidades de ayuda al emprendimiento:</text:p>
      <text:p text:style-name="P9"><text:span text:style-name="T7"/></text:p>
      <text:p text:style-name="P9"><text:span text:style-name="T7"><text:tab/>-Redeemprendia: esta es una red uinersitaria que desarrola programas </text:span></text:p>
      <text:p text:style-name="P9"><text:span text:style-name="T7"><text:tab/><text:tab/>internacionales para apoyar la creación de empresas basadas en el </text:span></text:p>
      <text:p text:style-name="P9"><text:span text:style-name="T7"><text:tab/><text:tab/>conocimientos que se genera en la unniversidad. Está plataforma la formán</text:span></text:p>
      <text:p text:style-name="P9"><text:span text:style-name="T7"><text:tab/><text:tab/>8 países lusófonos e hispanohablantes </text:span><text:span text:style-name="T1">(Argentina, Brasil, Chile, Colombia, <text:tab/><text:tab/>España, México, Perú y Portugal).</text:span></text:p>
      <text:p text:style-name="P9"><text:span text:style-name="T1"/></text:p>
      <text:p text:style-name="P9"><text:span text:style-name="T1"><text:tab/>-</text:span><text:span text:style-name="T7">ImpulsaTIC: es una asociación para apoyar a jóvenes que quieren emprender en </text:span></text:p>
      <text:p text:style-name="P9"><text:span text:style-name="T7"><text:tab/><text:tab/>el sector de las TIC. Fomenta ideas innovadoras, presta asistencia técnica</text:span></text:p>
      <text:p text:style-name="P9"><text:span text:style-name="T7"><text:tab/><text:tab/>para las diferentes redes y servicios de información.</text:span></text:p>
      <text:p text:style-name="P9"><text:span text:style-name="T7"/></text:p>
      <text:p text:style-name="P9"><text:span text:style-name="T7"><text:tab/>-CEAJE: es la representación patronal de todos los jóvenes empresarios de </text:span></text:p>
      <text:p text:style-name="P9"><text:span text:style-name="T7"><text:tab/><text:tab/>España con menos de 41 años y agrupa a 55 asociaciones de Jóvenes</text:span></text:p>
      <text:p text:style-name="P9"><text:span text:style-name="T7"><text:tab/><text:tab/>Empresarios, entre asociaciones provinciales y autonómicas, que brindan+<text:tab/><text:tab/>ayuda a los empresari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Mangal1" svg:font-family="Mangal"/>
    <style:font-face style:name="Museo Sans 500" svg:font-family="'Museo Sans 500'"/>
    <style:font-face style:name="Open Sans" svg:font-family="'Open Sans', sans-serif"/>
    <style:font-face style:name="Roboto" svg:font-family="Roboto, Arial, Helvetica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2T14:22:17.332000000</dc:date>
    <meta:editing-duration>PT1M4S</meta:editing-duration>
    <meta:editing-cycles>3</meta:editing-cycles>
    <meta:document-statistic meta:table-count="0" meta:image-count="0" meta:object-count="0" meta:page-count="2" meta:paragraph-count="44" meta:word-count="589" meta:character-count="4001" meta:non-whitespace-character-count="3381"/>
  </office:meta>
</office:document-meta>
</file>